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locha limce:</text:p>
          </table:table-cell>
          <table:table-cell table:number-columns-repeated="4"/>
          <table:table-cell office:value-type="string" calcext:value-type="string">
            <text:p>MS kalibrace:</text:p>
          </table:table-cell>
          <table:table-cell office:value-type="string" calcext:value-type="string">
            <text:p>2 pokus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N ticks</text:p>
          </table:table-cell>
          <table:table-cell office:value-type="float" office:value="1184" calcext:value-type="float">
            <text:p>1184</text:p>
          </table:table-cell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us</text:p>
          </table:table-cell>
          <table:table-cell table:formula="of:=[.C3]/2" office:value-type="float" office:value="69.5" calcext:value-type="float">
            <text:p>69.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preklopeni</text:p>
          </table:table-cell>
          <table:table-cell table:formula="of:=[.H3]/2"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PI()*[.C4]*[.C4]" office:value-type="float" office:value="15174.6779150021" calcext:value-type="float">
            <text:p>15174.6779150021</text:p>
          </table:table-cell>
          <table:table-cell office:value-type="string" calcext:value-type="string">
            <text:p>mm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 preklopeni:</text:p>
          </table:table-cell>
          <table:table-cell table:formula="of:=1000/[.H4]" office:value-type="float" office:value="1.68918918918919" calcext:value-type="float">
            <text:p>1.68918918918919</text:p>
          </table:table-cell>
          <table:table-cell office:value-type="string" calcext:value-type="string">
            <text:p>ml</text:p>
          </table:table-cell>
          <table:table-cell/>
          <table:table-cell table:formula="of:=1000/[.H3]" office:value-type="float" office:value="0.844594594594595" calcext:value-type="float">
            <text:p>0.844594594594595</text:p>
          </table:table-cell>
          <table:table-cell office:value-type="string" calcext:value-type="string">
            <text:p>ml/tick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formula="of:=[.H6]/[.C5]" office:value-type="float" office:value="0.000111316312520822" calcext:value-type="float">
            <text:p>0.000111316312521</text:p>
          </table:table-cell>
          <table:table-cell office:value-type="string" calcext:value-type="string">
            <text:p>ml/mm2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9]*1000000" office:value-type="float" office:value="111.316312520822" calcext:value-type="float">
            <text:p>111.316312520822</text:p>
          </table:table-cell>
          <table:table-cell office:value-type="string" calcext:value-type="string">
            <text:p>ml/m2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formula="of:=[.H10]/1000" office:value-type="float" office:value="0.111316312520822" calcext:value-type="float">
            <text:p>0.111316312520822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EM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ime spa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 Ticks</text:p>
          </table:table-cell>
          <table:table-cell table:number-columns-repeated="2"/>
          <table:table-cell office:value-type="string" calcext:value-type="string">
            <text:p>prumer [m/s]</text:p>
          </table:table-cell>
          <table:table-cell/>
          <table:table-cell office:value-type="string" calcext:value-type="string">
            <text:p>co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2.14" calcext:value-type="float">
            <text:p>2.14</text:p>
          </table:table-cell>
          <table:table-cell/>
          <table:table-cell table:formula="of:=[.E24]/([.C24]/[.$C$21])" office:value-type="float" office:value="0.285968819599109" calcext:value-type="float">
            <text:p>0.2859688195991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2.14" calcext:value-type="float">
            <text:p>2.14</text:p>
          </table:table-cell>
          <table:table-cell/>
          <table:table-cell table:formula="of:=[.E25]/([.C25]/[.$C$21])" office:value-type="float" office:value="0.289515219842165" calcext:value-type="float">
            <text:p>0.2895152198421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2.13" calcext:value-type="float">
            <text:p>2.13</text:p>
          </table:table-cell>
          <table:table-cell/>
          <table:table-cell table:formula="of:=[.E26]/([.C26]/[.$C$21])" office:value-type="float" office:value="0.290454545454545" calcext:value-type="float">
            <text:p>0.290454545454545</text:p>
          </table:table-cell>
          <table:table-cell/>
          <table:table-cell table:formula="of:=AVERAGE([.C24:.C26])" office:value-type="float" office:value="888.333333333333" calcext:value-type="float">
            <text:p>888.333333333333</text:p>
          </table:table-cell>
          <table:table-cell table:formula="of:=STDEV([.C24:.C26])" office:value-type="float" office:value="9.07377172587747" calcext:value-type="float">
            <text:p>9.07377172587747</text:p>
          </table:table-cell>
          <table:table-cell table:formula="of:=AVERAGE([.E24:.E26])" office:value-type="float" office:value="2.13666666666667" calcext:value-type="float">
            <text:p>2.1366666666666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24:.G26])" office:value-type="float" office:value="0.288646194965273" calcext:value-type="float">
            <text:p>0.288646194965273</text:p>
          </table:table-cell>
          <table:table-cell/>
          <table:table-cell table:formula="of:=[.I26]/2" office:value-type="float" office:value="444.166666666667" calcext:value-type="float">
            <text:p>444.166666666667</text:p>
          </table:table-cell>
          <table:table-cell office:value-type="string" calcext:value-type="string">
            <text:p>tick/mi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d</text:p>
          </table:table-cell>
          <table:table-cell table:formula="of:=STDEV([.G24:.G26])" office:value-type="float" office:value="0.00236576357441414" calcext:value-type="float">
            <text:p>0.002365763574414</text:p>
          </table:table-cell>
          <table:table-cell/>
          <table:table-cell table:formula="of:=[.I28]/60" office:value-type="float" office:value="7.40277777777778" calcext:value-type="float">
            <text:p>7.40277777777778</text:p>
          </table:table-cell>
          <table:table-cell office:value-type="string" calcext:value-type="string">
            <text:p>tick/s</text:p>
          </table:table-cell>
          <table:table-cell table:formula="of:=[.K26]/[.I29]" office:value-type="float" office:value="0.288630393996248" calcext:value-type="float">
            <text:p>0.288630393996248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3.17" calcext:value-type="float">
            <text:p>3.17</text:p>
          </table:table-cell>
          <table:table-cell/>
          <table:table-cell table:formula="of:=[.E32]/([.C32]/[.$C$21])" office:value-type="float" office:value="0.308265802269044" calcext:value-type="float">
            <text:p>0.3082658022690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table:formula="of:=[.E33]/([.C33]/[.$C$21])" office:value-type="float" office:value="0.317093311312964" calcext:value-type="float">
            <text:p>0.317093311312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float" office:value="3.21" calcext:value-type="float">
            <text:p>3.21</text:p>
          </table:table-cell>
          <table:table-cell/>
          <table:table-cell table:formula="of:=[.E34]/([.C34]/[.$C$21])" office:value-type="float" office:value="0.321804511278195" calcext:value-type="float">
            <text:p>0.321804511278195</text:p>
          </table:table-cell>
          <table:table-cell/>
          <table:table-cell office:value-type="float" office:value="1197" calcext:value-type="float">
            <text:p>1197</text:p>
          </table:table-cell>
          <table:table-cell/>
          <table:table-cell office:value-type="float" office:value="3.21" calcext:value-type="float">
            <text:p>3.2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float" office:value="3.22" calcext:value-type="float">
            <text:p>3.22</text:p>
          </table:table-cell>
          <table:table-cell/>
          <table:table-cell table:formula="of:=[.E35]/([.C35]/[.$C$21])" office:value-type="float" office:value="0.325252525252525" calcext:value-type="float">
            <text:p>0.325252525252525</text:p>
          </table:table-cell>
          <table:table-cell/>
          <table:table-cell office:value-type="float" office:value="1188" calcext:value-type="float">
            <text:p>1188</text:p>
          </table:table-cell>
          <table:table-cell/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float" office:value="3.23" calcext:value-type="float">
            <text:p>3.23</text:p>
          </table:table-cell>
          <table:table-cell/>
          <table:table-cell table:formula="of:=[.E36]/([.C36]/[.$C$21])" office:value-type="float" office:value="0.368091168091168" calcext:value-type="float">
            <text:p>0.368091168091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float" office:value="3.23" calcext:value-type="float">
            <text:p>3.23</text:p>
          </table:table-cell>
          <table:table-cell/>
          <table:table-cell table:formula="of:=[.E37]/([.C37]/[.$C$21])" office:value-type="float" office:value="0.35625" calcext:value-type="float">
            <text:p>0.35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float" office:value="3.22" calcext:value-type="float">
            <text:p>3.22</text:p>
          </table:table-cell>
          <table:table-cell/>
          <table:table-cell table:formula="of:=[.E38]/([.C38]/[.$C$21])" office:value-type="float" office:value="0.34561717352415" calcext:value-type="float">
            <text:p>0.34561717352415</text:p>
          </table:table-cell>
          <table:table-cell/>
          <table:table-cell office:value-type="float" office:value="1118" calcext:value-type="float">
            <text:p>1118</text:p>
          </table:table-cell>
          <table:table-cell/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3.22" calcext:value-type="float">
            <text:p>3.22</text:p>
          </table:table-cell>
          <table:table-cell/>
          <table:table-cell table:formula="of:=[.E39]/([.C39]/[.$C$21])" office:value-type="float" office:value="0.351912568306011" calcext:value-type="float">
            <text:p>0.351912568306011</text:p>
          </table:table-cell>
          <table:table-cell/>
          <table:table-cell office:value-type="float" office:value="1098" calcext:value-type="float">
            <text:p>1098</text:p>
          </table:table-cell>
          <table:table-cell/>
          <table:table-cell office:value-type="float" office:value="3.22" calcext:value-type="float">
            <text:p>3.2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32:.G39])" office:value-type="float" office:value="0.336785882504257" calcext:value-type="float">
            <text:p>0.336785882504257</text:p>
          </table:table-cell>
          <table:table-cell/>
          <table:table-cell table:formula="of:=AVERAGE([.I32:.I39])" office:value-type="float" office:value="1150.25" calcext:value-type="float">
            <text:p>1150.25</text:p>
          </table:table-cell>
          <table:table-cell/>
          <table:table-cell table:formula="of:=AVERAGE([.K32:.K39])" office:value-type="float" office:value="3.2175" calcext:value-type="float">
            <text:p>3.217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d</text:p>
          </table:table-cell>
          <table:table-cell table:formula="of:=STDEV([.G32:.G39])" office:value-type="float" office:value="0.0214620370822711" calcext:value-type="float">
            <text:p>0.021462037082271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[.I41]/2" office:value-type="float" office:value="575.125" calcext:value-type="float">
            <text:p>575.125</text:p>
          </table:table-cell>
          <table:table-cell office:value-type="string" calcext:value-type="string">
            <text:p>tick/min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43]/60" office:value-type="float" office:value="9.58541666666667" calcext:value-type="float">
            <text:p>9.58541666666667</text:p>
          </table:table-cell>
          <table:table-cell office:value-type="string" calcext:value-type="string">
            <text:p>tick/s</text:p>
          </table:table-cell>
          <table:table-cell table:formula="of:=[.K41]/[.I44]" office:value-type="float" office:value="0.335666159530537" calcext:value-type="float">
            <text:p>0.335666159530537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 table:formula="of:=([.K29]+[.K44])/2" office:value-type="float" office:value="0.312148276763392" calcext:value-type="float">
            <text:p>0.3121482767633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5:28:39.341326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5T10:09:01.924171468</meta:creation-date>
    <dc:date>2024-06-05T15:45:00.861357695</dc:date>
    <meta:editing-duration>PT20M58S</meta:editing-duration>
    <meta:editing-cycles>4</meta:editing-cycles>
    <meta:generator>LibreOffice/6.4.7.2$Linux_X86_64 LibreOffice_project/40$Build-2</meta:generator>
    <meta:document-statistic meta:table-count="1" meta:cell-count="113" meta:object-count="0"/>
  </office:meta>
</office:document-meta>
</file>